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8a" officeooo:paragraph-rsid="001f148a"/>
    </style:style>
    <style:style style:name="P2" style:family="paragraph" style:parent-style-name="Standard">
      <style:text-properties officeooo:rsid="001e4025" officeooo:paragraph-rsid="001f148a"/>
    </style:style>
    <style:style style:name="P3" style:family="paragraph" style:parent-style-name="Standard">
      <style:text-properties officeooo:paragraph-rsid="001f148a"/>
    </style:style>
    <style:style style:name="P4" style:family="paragraph" style:parent-style-name="Standard">
      <style:text-properties officeooo:rsid="001f148a" officeooo:paragraph-rsid="001f148a"/>
    </style:style>
    <style:style style:name="P5" style:family="paragraph" style:parent-style-name="Frame_20_contents">
      <style:text-properties officeooo:paragraph-rsid="001e4025"/>
    </style:style>
    <style:style style:name="P6" style:family="paragraph" style:parent-style-name="Frame_20_contents">
      <style:text-properties officeooo:paragraph-rsid="001f148a"/>
    </style:style>
    <style:style style:name="P7" style:family="paragraph">
      <style:text-properties fo:font-size="12pt"/>
    </style:style>
    <style:style style:name="T1" style:family="text">
      <style:text-properties officeooo:rsid="001f148a"/>
    </style:style>
    <style:style style:name="T2" style:family="text">
      <style:text-properties fo:font-size="16pt" officeooo:rsid="001e4025" style:font-size-asian="16pt" style:font-size-complex="16pt"/>
    </style:style>
    <style:style style:name="T3" style:family="text">
      <style:text-properties fo:font-size="15pt" officeooo:rsid="001f148a" style:font-size-asian="15pt" style:font-size-complex="15pt"/>
    </style:style>
    <style:style style:name="T4" style:family="text">
      <style:text-properties fo:font-size="12pt" officeooo:rsid="001f148a" style:font-size-asian="12pt" style:font-size-complex="12pt"/>
    </style:style>
    <style:style style:name="gr1" style:family="graphic" style:parent-style-name="Frame">
      <style:graphic-properties draw:textarea-horizontal-align="justify" draw:textarea-vertical-align="middle" draw:auto-grow-height="false" fo:min-height="2.528cm" fo:min-width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1.72cm" fo:min-width="6.2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3.829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2.13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52cm" fo:min-width="1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2.247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2.593cm" fo:min-width="7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1.852cm" fo:min-width="5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826cm" fo:min-width="6.4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2.131cm" fo:min-width="2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3" draw:name="Shape 1" draw:style-name="gr7" svg:width="7.912cm" svg:height="2.594cm" svg:x="4.161cm" svg:y="-0.146cm"><text:p text:style-name="P5"><text:span text:style-name="T2">Check archive/backup_config.txt</text:span></text:p><draw:enhanced-geometry svg:viewBox="0 0 21600 21600" draw:type="rectangle" draw:enhanced-path="M 0 0 L 21600 0 21600 21600 0 21600 0 0 Z N"/></draw:custom-shape><draw:custom-shape text:anchor-type="paragraph" draw:z-index="4" draw:name="Shape 8" draw:style-name="gr6" svg:width="0.583cm" svg:height="2.567cm" svg:x="7.706cm" svg:y="9.3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9" draw:style-name="gr5" svg:width="2.012cm" svg:height="0.503cm" svg:x="10.432cm" svg:y="6.9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 10" draw:style-name="gr5" svg:width="2.012cm" svg:height="0.503cm" svg:x="10.432cm" svg:y="14.2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tep 1 : Cre<text:span text:style-name="T1">ate</text:span></text:p>
      <text:p text:style-name="P2"/>
      <text:p text:style-name="P2"/>
      <text:p text:style-name="P2"/>
      <text:p text:style-name="P2"/>
      <text:p text:style-name="P2"><draw:custom-shape text:anchor-type="paragraph" draw:z-index="7" draw:name="Shape 7" draw:style-name="gr4" draw:text-style-name="P7" svg:width="0.583cm" svg:height="2.44cm" svg:x="7.654cm" svg:y="0.0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text:tab/><text:tab/><text:tab/><text:tab/><text:tab/><text:tab/><text:tab/>YES</text:p>
      <text:p text:style-name="P2"/>
      <text:p text:style-name="P2"/>
      <text:p text:style-name="P2"><draw:custom-shape text:anchor-type="paragraph" draw:z-index="0" draw:name="Shape 5" draw:style-name="gr10" svg:width="4.208cm" svg:height="4.261cm" svg:x="5.828cm" svg:y="0.081cm"><text:p text:style-name="P6"><text:span text:style-name="T3">Process with backup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><text:tab/><text:tab/><text:tab/><text:tab/><text:tab/><text:tab/><text:tab/><text:tab/></text:p>
      <text:p text:style-name="P2"><draw:custom-shape text:anchor-type="paragraph" draw:z-index="9" draw:name="Shape 2" draw:style-name="gr2" svg:width="6.271cm" svg:height="1.721cm" svg:x="12.681cm" svg:y="0.086cm"><text:p text:style-name="P6"><text:span text:style-name="T1"><text:tab/><text:tab/>Exit </text:span></text:p><draw:enhanced-geometry svg:viewBox="0 0 21600 21600" draw:type="rectangle" draw:enhanced-path="M 0 0 L 21600 0 21600 21600 0 21600 0 0 Z N"/></draw:custom-shape><text:tab/><text:tab/><text:tab/><text:tab/><text:tab/><text:tab/><text:tab/><text:tab/> <text:s text:c="8"/><text:span text:style-name="T1">N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span text:style-name="T1">YES</text:span></text:p>
      <text:p text:style-name="P2"/>
      <text:p text:style-name="P2"/>
      <text:p text:style-name="P2"><draw:custom-shape text:anchor-type="paragraph" draw:z-index="10" draw:name="Shape 6" draw:style-name="gr1" svg:width="4.34cm" svg:height="5.054cm" svg:x="5.907cm" svg:y="0.303cm"><text:p text:style-name="P6"><text:span text:style-name="T4">Backup was successful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/>
      <text:p text:style-name="P1"><draw:custom-shape text:anchor-type="paragraph" draw:z-index="1" draw:name="Shape 3" draw:style-name="gr9" svg:width="6.457cm" svg:height="1.826cm" svg:x="12.543cm" svg:y="0.6cm"><text:p text:style-name="P6"><text:span text:style-name="T1"><text:s text:c="3"/>Backup completed successfully</text:span></text:p><draw:enhanced-geometry svg:viewBox="0 0 21600 21600" draw:type="rectangle" draw:enhanced-path="M 0 0 L 21600 0 21600 21600 0 21600 0 0 Z N"/></draw:custom-shape><draw:custom-shape text:anchor-type="paragraph" draw:z-index="2" draw:name="Shape 4" draw:style-name="gr8" svg:width="5.028cm" svg:height="1.853cm" svg:x="5.537cm" svg:y="8.564cm"><text:p text:style-name="P6"><text:span text:style-name="T3"><text:s text:c="5"/>Backup failed</text:span></text:p><draw:enhanced-geometry svg:viewBox="0 0 21600 21600" draw:type="rectangle" draw:enhanced-path="M 0 0 L 21600 0 21600 21600 0 21600 0 0 Z N"/></draw:custom-shape><draw:custom-shape text:anchor-type="paragraph" draw:z-index="8" draw:name="Shape 11" draw:style-name="gr3" svg:width="0.583cm" svg:height="4.377cm" svg:x="7.759cm" svg:y="4.0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step 2 : validation</text:p>
      <text:p text:style-name="P3"><text:tab/><text:tab/><text:tab/><text:tab/><text:tab/><text:tab/><text:tab/><text:tab/> <text:s text:c="6"/><text:span text:style-name="T1">YES</text:span></text:p>
      <text:p text:style-name="P3"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span text:style-name="T1">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1:28:30.910330280</meta:creation-date>
    <dc:date>2024-08-05T01:50:40.521285971</dc:date>
    <meta:editing-duration>PT1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7" meta:character-count="245" meta:non-whitespace-character-count="150"/>
  </office:meta>
</office:document-meta>
</file>